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byssinica SIL"/>
    </style:style>
    <style:style style:name="P2" style:family="paragraph" style:parent-style-name="Standard">
      <style:text-properties style:font-name="Abyssinica SIL" fo:font-size="12pt" officeooo:rsid="002dc6e5" officeooo:paragraph-rsid="002fa389" style:font-size-asian="12pt" style:font-size-complex="12pt"/>
    </style:style>
    <style:style style:name="P3" style:family="paragraph" style:parent-style-name="Text_20_body">
      <style:text-properties style:font-name="Abyssinica SIL" fo:font-size="12pt" officeooo:paragraph-rsid="0022b116" style:font-size-asian="12pt" style:font-size-complex="12pt"/>
    </style:style>
    <style:style style:name="P4" style:family="paragraph" style:parent-style-name="Text_20_body">
      <style:text-properties style:font-name="Abyssinica SIL" fo:font-size="12pt" fo:font-weight="normal" officeooo:rsid="0022b116" officeooo:paragraph-rsid="0022b116" style:font-size-asian="12pt" style:font-weight-asian="normal" style:font-size-complex="12pt" style:font-weight-complex="normal"/>
    </style:style>
    <style:style style:name="P5" style:family="paragraph" style:parent-style-name="Text_20_body">
      <style:text-properties officeooo:paragraph-rsid="0033102f"/>
    </style:style>
    <style:style style:name="P6" style:family="paragraph" style:parent-style-name="Text_20_body">
      <style:text-properties officeooo:paragraph-rsid="0034f5ca"/>
    </style:style>
    <style:style style:name="P7" style:family="paragraph" style:parent-style-name="Text_20_body">
      <style:text-properties officeooo:paragraph-rsid="00383d47"/>
    </style:style>
    <style:style style:name="P8" style:family="paragraph" style:parent-style-name="Text_20_body">
      <style:text-properties officeooo:paragraph-rsid="003b3710"/>
    </style:style>
    <style:style style:name="P9" style:family="paragraph" style:parent-style-name="Text_20_body">
      <style:text-properties officeooo:paragraph-rsid="003bb6cb"/>
    </style:style>
    <style:style style:name="P10" style:family="paragraph" style:parent-style-name="Text_20_body">
      <style:text-properties officeooo:paragraph-rsid="004049dc"/>
    </style:style>
    <style:style style:name="P11" style:family="paragraph" style:parent-style-name="Text_20_body">
      <style:text-properties officeooo:paragraph-rsid="0022b116"/>
    </style:style>
    <style:style style:name="P12" style:family="paragraph" style:parent-style-name="Text_20_body">
      <style:paragraph-properties fo:margin-top="0in" fo:margin-bottom="0.0181in" loext:contextual-spacing="false"/>
      <style:text-properties style:font-name="Abyssinica SIL" fo:font-size="12pt" officeooo:rsid="002dc6e5" officeooo:paragraph-rsid="0039e0bc" style:font-size-asian="12pt" style:font-size-complex="12pt"/>
    </style:style>
    <style:style style:name="P13" style:family="paragraph" style:parent-style-name="Title">
      <style:text-properties officeooo:rsid="0042d5dc" officeooo:paragraph-rsid="0042d5dc"/>
    </style:style>
    <style:style style:name="P14" style:family="paragraph" style:parent-style-name="Heading_20_1">
      <style:text-properties style:font-name="Liberation Sans" fo:font-size="18.2000007629395pt" fo:font-weight="bold" officeooo:rsid="0022b116" officeooo:paragraph-rsid="0022b116" style:font-name-asian="Noto Sans CJK SC" style:font-size-asian="18.2000007629395pt" style:font-weight-asian="bold" style:font-name-complex="Lohit Devanagari" style:font-size-complex="18.2000007629395pt" style:font-weight-complex="bold"/>
    </style:style>
    <style:style style:name="P15" style:family="paragraph" style:parent-style-name="Heading_20_1" style:list-style-name=""/>
    <style:style style:name="P16" style:family="paragraph" style:parent-style-name="Heading_20_1" style:list-style-name="">
      <style:text-properties style:font-name="Abyssinica SIL" fo:font-size="12pt" fo:font-weight="bold" officeooo:rsid="002dc6e5" officeooo:paragraph-rsid="0034f5ca" style:font-name-asian="Noto Sans CJK SC" style:font-size-asian="12pt" style:font-weight-asian="bold" style:font-name-complex="Lohit Devanagari" style:font-size-complex="12pt" style:font-weight-complex="bold"/>
    </style:style>
    <style:style style:name="P17" style:family="paragraph" style:parent-style-name="Heading_20_1">
      <style:paragraph-properties fo:break-before="page"/>
      <style:text-properties officeooo:paragraph-rsid="004049dc"/>
    </style:style>
    <style:style style:name="P18" style:family="paragraph" style:parent-style-name="Heading_20_1">
      <style:paragraph-properties fo:break-before="page"/>
      <style:text-properties style:font-name="Liberation Sans" fo:font-size="18.2000007629395pt" fo:font-weight="bold" officeooo:rsid="00326055" officeooo:paragraph-rsid="0034f5ca" style:font-name-asian="Noto Sans CJK SC" style:font-size-asian="18.2000007629395pt" style:font-weight-asian="bold" style:font-name-complex="Lohit Devanagari" style:font-size-complex="18.2000007629395pt" style:font-weight-complex="bold"/>
    </style:style>
    <style:style style:name="P19" style:family="paragraph" style:parent-style-name="Text_20_body" style:list-style-name="L1">
      <style:text-properties officeooo:paragraph-rsid="0023be59"/>
    </style:style>
    <style:style style:name="P20" style:family="paragraph" style:parent-style-name="Text_20_body" style:list-style-name="L1">
      <style:text-properties style:font-name="Abyssinica SIL" fo:font-size="12pt" fo:font-weight="normal" officeooo:rsid="0022b116" officeooo:paragraph-rsid="0022b116" style:font-name-asian="Noto Sans CJK SC" style:font-size-asian="12pt" style:font-weight-asian="normal" style:font-name-complex="Lohit Devanagari" style:font-size-complex="12pt" style:font-weight-complex="normal"/>
    </style:style>
    <style:style style:name="P21" style:family="paragraph" style:parent-style-name="Text_20_body" style:list-style-name="L5">
      <style:text-properties style:font-name="Abyssinica SIL" fo:font-size="12pt" officeooo:rsid="0033102f" officeooo:paragraph-rsid="0033102f" style:font-size-asian="12pt" style:font-size-complex="12pt"/>
    </style:style>
    <style:style style:name="P22" style:family="paragraph" style:parent-style-name="Text_20_body" style:list-style-name="L5">
      <style:text-properties style:font-name="Abyssinica SIL" fo:font-size="12pt" officeooo:rsid="0034be54" officeooo:paragraph-rsid="0034be54" style:font-size-asian="12pt" style:font-size-complex="12pt"/>
    </style:style>
    <style:style style:name="P23" style:family="paragraph" style:parent-style-name="Text_20_body" style:list-style-name="L5">
      <style:text-properties style:font-name="Abyssinica SIL" fo:font-size="12pt" officeooo:rsid="0034be54" officeooo:paragraph-rsid="00434af3" style:font-size-asian="12pt" style:font-size-complex="12pt"/>
    </style:style>
    <style:style style:name="P24" style:family="paragraph" style:parent-style-name="Text_20_body" style:list-style-name="L2"/>
    <style:style style:name="P25" style:family="paragraph" style:parent-style-name="Text_20_body" style:list-style-name="L2">
      <style:text-properties officeooo:paragraph-rsid="004049dc"/>
    </style:style>
    <style:style style:name="P26" style:family="paragraph" style:parent-style-name="Text_20_body" style:list-style-name="L3"/>
    <style:style style:name="P27" style:family="paragraph" style:parent-style-name="Text_20_body" style:list-style-name="L4">
      <style:text-properties officeooo:paragraph-rsid="003d49f3"/>
    </style:style>
    <style:style style:name="P28" style:family="paragraph" style:parent-style-name="Text_20_body" style:list-style-name="L4">
      <style:text-properties officeooo:rsid="003d49f3" officeooo:paragraph-rsid="003d49f3"/>
    </style:style>
    <style:style style:name="P29" style:family="paragraph" style:parent-style-name="Text_20_body" style:list-style-name="L5">
      <style:text-properties officeooo:paragraph-rsid="0034be54"/>
    </style:style>
    <style:style style:name="P30" style:family="paragraph" style:parent-style-name="Text_20_body" style:list-style-name="L5">
      <style:text-properties officeooo:rsid="0034be54" officeooo:paragraph-rsid="0034be54"/>
    </style:style>
    <style:style style:name="P31" style:family="paragraph" style:parent-style-name="Text_20_body">
      <style:text-properties officeooo:paragraph-rsid="00468853"/>
    </style:style>
    <style:style style:name="P32" style:family="paragraph" style:parent-style-name="Text_20_body" style:list-style-name="L1">
      <style:paragraph-properties fo:margin-top="0in" fo:margin-bottom="0.0181in" loext:contextual-spacing="false"/>
      <style:text-properties officeooo:paragraph-rsid="002812fc"/>
    </style:style>
    <style:style style:name="T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 style:family="text">
      <style:text-properties style:text-outline="false" style:text-line-through-style="none" style:text-line-through-type="none" fo:font-style="normal" fo:text-shadow="none" style:text-underline-style="none" fo:font-weight="normal" officeooo:rsid="001f5f4c"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468853"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48099a" style:font-style-asian="normal" style:font-weight-asian="normal" style:text-emphasize="none"/>
    </style:style>
    <style:style style:name="T5" style:family="text">
      <style:text-properties style:text-outline="false" style:text-line-through-style="none" style:text-line-through-type="none" style:font-name="Abyssinica SIL" fo:font-size="12pt" fo:font-style="normal" fo:text-shadow="none" style:text-underline-style="none" fo:font-weight="normal" officeooo:rsid="00468853" style:font-size-asian="12pt" style:font-style-asian="normal" style:font-weight-asian="normal" style:font-size-complex="12pt" style:text-emphasize="none"/>
    </style:style>
    <style:style style:name="T6" style:family="text">
      <style:text-properties style:text-outline="false" style:text-line-through-style="none" style:text-line-through-type="none" style:font-name="Abyssinica SIL" fo:font-size="12pt" fo:font-style="normal" fo:text-shadow="none" style:text-underline-style="none" fo:font-weight="normal" officeooo:rsid="0048099a" style:font-size-asian="12pt" style:font-style-asian="normal" style:font-weight-asian="normal" style:font-size-complex="12pt" style:text-emphasize="none"/>
    </style:style>
    <style:style style:name="T7" style:family="text">
      <style:text-properties officeooo:rsid="00221989"/>
    </style:style>
    <style:style style:name="T8" style:family="text">
      <style:text-properties style:font-name="Abyssinica SIL" fo:font-size="12pt" style:font-size-asian="12pt" style:font-size-complex="12pt"/>
    </style:style>
    <style:style style:name="T9" style:family="text">
      <style:text-properties style:font-name="Abyssinica SIL" fo:font-size="12pt" officeooo:rsid="00221989" style:font-size-asian="12pt" style:font-size-complex="12pt"/>
    </style:style>
    <style:style style:name="T10" style:family="text">
      <style:text-properties style:font-name="Abyssinica SIL" fo:font-size="12pt" officeooo:rsid="0022b116" style:font-size-asian="12pt" style:font-size-complex="12pt"/>
    </style:style>
    <style:style style:name="T11" style:family="text">
      <style:text-properties style:font-name="Abyssinica SIL" fo:font-size="12pt" officeooo:rsid="002437ee" style:font-size-asian="12pt" style:font-size-complex="12pt"/>
    </style:style>
    <style:style style:name="T12" style:family="text">
      <style:text-properties style:font-name="Abyssinica SIL" fo:font-size="12pt" officeooo:rsid="00262fc1" style:font-size-asian="12pt" style:font-size-complex="12pt"/>
    </style:style>
    <style:style style:name="T13" style:family="text">
      <style:text-properties style:font-name="Abyssinica SIL" fo:font-size="12pt" officeooo:rsid="002812fc" style:font-size-asian="12pt" style:font-size-complex="12pt"/>
    </style:style>
    <style:style style:name="T14" style:family="text">
      <style:text-properties style:font-name="Abyssinica SIL" fo:font-size="12pt" officeooo:rsid="0033102f" style:font-size-asian="12pt" style:font-size-complex="12pt"/>
    </style:style>
    <style:style style:name="T15" style:family="text">
      <style:text-properties style:font-name="Abyssinica SIL" fo:font-size="12pt" officeooo:rsid="0034be54" style:font-size-asian="12pt" style:font-size-complex="12pt"/>
    </style:style>
    <style:style style:name="T16" style:family="text">
      <style:text-properties style:font-name="Abyssinica SIL" fo:font-size="12pt" officeooo:rsid="0034f29c" style:font-size-asian="12pt" style:font-size-complex="12pt"/>
    </style:style>
    <style:style style:name="T17" style:family="text">
      <style:text-properties style:font-name="Abyssinica SIL" fo:font-size="12pt" officeooo:rsid="0023be59" style:font-size-asian="12pt" style:font-size-complex="12pt"/>
    </style:style>
    <style:style style:name="T18" style:family="text">
      <style:text-properties style:font-name="Abyssinica SIL" fo:font-size="12pt" officeooo:rsid="0034f5ca" style:font-size-asian="12pt" style:font-size-complex="12pt"/>
    </style:style>
    <style:style style:name="T19" style:family="text">
      <style:text-properties style:font-name="Abyssinica SIL" fo:font-size="12pt" officeooo:rsid="00383d47" style:font-size-asian="12pt" style:font-size-complex="12pt"/>
    </style:style>
    <style:style style:name="T20" style:family="text">
      <style:text-properties style:font-name="Abyssinica SIL" fo:font-size="12pt" officeooo:rsid="003d49f3" style:font-size-asian="12pt" style:font-size-complex="12pt"/>
    </style:style>
    <style:style style:name="T21" style:family="text">
      <style:text-properties style:font-name="Abyssinica SIL" fo:font-size="12pt" officeooo:rsid="003f10d1" style:font-size-asian="12pt" style:font-size-complex="12pt"/>
    </style:style>
    <style:style style:name="T22" style:family="text">
      <style:text-properties style:font-name="Abyssinica SIL" fo:font-size="12pt" officeooo:rsid="0042eaee" style:font-size-asian="12pt" style:font-size-complex="12pt"/>
    </style:style>
    <style:style style:name="T23" style:family="text">
      <style:text-properties style:font-name="Abyssinica SIL" fo:font-size="12pt" officeooo:rsid="00434af3" style:font-size-asian="12pt" style:font-size-complex="12pt"/>
    </style:style>
    <style:style style:name="T24" style:family="text">
      <style:text-properties style:font-name="Abyssinica SIL" fo:font-size="12pt" fo:font-weight="normal" officeooo:rsid="0022b116" style:font-name-asian="Noto Sans CJK SC" style:font-size-asian="12pt" style:font-weight-asian="normal" style:font-name-complex="Lohit Devanagari" style:font-size-complex="12pt" style:font-weight-complex="normal"/>
    </style:style>
    <style:style style:name="T25" style:family="text">
      <style:text-properties style:font-name="Abyssinica SIL" fo:font-size="12pt" fo:font-weight="normal" officeooo:rsid="0023be59" style:font-name-asian="Noto Sans CJK SC" style:font-size-asian="12pt" style:font-weight-asian="normal" style:font-name-complex="Lohit Devanagari" style:font-size-complex="12pt" style:font-weight-complex="normal"/>
    </style:style>
    <style:style style:name="T26" style:family="text">
      <style:text-properties style:font-name="Abyssinica SIL" fo:font-size="12pt" fo:font-weight="normal" officeooo:rsid="002437ee" style:font-name-asian="Noto Sans CJK SC" style:font-size-asian="12pt" style:font-weight-asian="normal" style:font-name-complex="Lohit Devanagari" style:font-size-complex="12pt" style:font-weight-complex="normal"/>
    </style:style>
    <style:style style:name="T27" style:family="text">
      <style:text-properties style:font-name="Abyssinica SIL" fo:font-size="12pt" fo:font-weight="normal" officeooo:rsid="00262fc1" style:font-name-asian="Noto Sans CJK SC" style:font-size-asian="12pt" style:font-weight-asian="normal" style:font-name-complex="Lohit Devanagari" style:font-size-complex="12pt" style:font-weight-complex="normal"/>
    </style:style>
    <style:style style:name="T28" style:family="text">
      <style:text-properties style:font-name="Abyssinica SIL" fo:font-size="12pt" fo:font-weight="normal" officeooo:rsid="002812fc" style:font-name-asian="Noto Sans CJK SC" style:font-size-asian="12pt" style:font-weight-asian="normal" style:font-name-complex="Lohit Devanagari" style:font-size-complex="12pt" style:font-weight-complex="normal"/>
    </style:style>
    <style:style style:name="T29" style:family="text">
      <style:text-properties style:font-name="Abyssinica SIL" fo:font-size="12pt" fo:font-weight="normal" officeooo:rsid="00291739" style:font-name-asian="Noto Sans CJK SC" style:font-size-asian="12pt" style:font-weight-asian="normal" style:font-name-complex="Lohit Devanagari" style:font-size-complex="12pt" style:font-weight-complex="normal"/>
    </style:style>
    <style:style style:name="T30" style:family="text">
      <style:text-properties style:font-name="Abyssinica SIL" fo:font-size="12pt" fo:font-weight="normal" officeooo:rsid="004049dc" style:font-name-asian="Noto Sans CJK SC" style:font-size-asian="12pt" style:font-weight-asian="normal" style:font-name-complex="Lohit Devanagari" style:font-size-complex="12pt" style:font-weight-complex="normal"/>
    </style:style>
    <style:style style:name="T31" style:family="text">
      <style:text-properties style:font-name="Abyssinica SIL" fo:font-size="12pt" fo:font-weight="normal" officeooo:rsid="004535f0" style:font-name-asian="Noto Sans CJK SC" style:font-size-asian="12pt" style:font-weight-asian="normal" style:font-name-complex="Lohit Devanagari" style:font-size-complex="12pt" style:font-weight-complex="normal"/>
    </style:style>
    <style:style style:name="T32" style:family="text">
      <style:text-properties style:font-name="Abyssinica SIL" fo:font-size="12pt" fo:font-weight="normal" officeooo:rsid="004629b0" style:font-name-asian="Noto Sans CJK SC" style:font-size-asian="12pt" style:font-weight-asian="normal" style:font-name-complex="Lohit Devanagari" style:font-size-complex="12pt" style:font-weight-complex="normal"/>
    </style:style>
    <style:style style:name="T33" style:family="text">
      <style:text-properties style:font-name="Abyssinica SIL" fo:font-size="12pt" fo:font-weight="bold" officeooo:rsid="0039e0bc" style:font-size-asian="12pt" style:font-weight-asian="bold" style:font-size-complex="12pt" style:font-weight-complex="bold"/>
    </style:style>
    <style:style style:name="T34" style:family="text">
      <style:text-properties style:font-name="Abyssinica SIL" fo:font-size="12pt" fo:font-weight="bold" officeooo:rsid="003bb6cb" style:font-size-asian="12pt" style:font-weight-asian="bold" style:font-size-complex="12pt" style:font-weight-complex="bold"/>
    </style:style>
    <style:style style:name="T35" style:family="text">
      <style:text-properties style:font-name="Liberation Sans" fo:font-size="18.2000007629395pt" fo:font-weight="bold" officeooo:rsid="0034f29c" style:font-name-asian="Noto Sans CJK SC" style:font-size-asian="18.2000007629395pt" style:font-weight-asian="bold" style:font-name-complex="Lohit Devanagari" style:font-size-complex="18.2000007629395pt" style:font-weight-complex="bold"/>
    </style:style>
    <style:style style:name="T36" style:family="text">
      <style:text-properties style:font-name="Liberation Sans" fo:font-size="18.2000007629395pt" fo:font-weight="bold" officeooo:rsid="004049dc" style:font-name-asian="Noto Sans CJK SC" style:font-size-asian="18.2000007629395pt" style:font-weight-asian="bold" style:font-name-complex="Lohit Devanagari" style:font-size-complex="18.2000007629395pt" style:font-weight-complex="bold"/>
    </style:style>
    <style:style style:name="T37" style:family="text">
      <style:text-properties fo:font-weight="bold" officeooo:rsid="0039e0bc" style:font-weight-asian="bold" style:font-weight-complex="bold"/>
    </style:style>
    <style:style style:name="T38" style:family="text">
      <style:text-properties fo:font-weight="bold" officeooo:rsid="003b3710" style:font-weight-asian="bold" style:font-weight-complex="bold"/>
    </style:style>
    <style:style style:name="T39" style:family="text">
      <style:text-properties fo:font-weight="bold" officeooo:rsid="0034f29c" style:font-weight-asian="bold" style:font-weight-complex="bold"/>
    </style:style>
    <style:style style:name="T40" style:family="text">
      <style:text-properties fo:font-weight="bold" officeooo:rsid="004049dc" style:font-weight-asian="bold" style:font-weight-complex="bold"/>
    </style:style>
    <style:style style:name="T41" style:family="text">
      <style:text-properties style:font-name-asian="Noto Sans CJK SC" style:font-name-complex="Lohit Devanagari"/>
    </style:style>
    <style:style style:name="T42" style:family="text">
      <style:text-properties officeooo:rsid="0023be59" style:font-name-asian="Noto Sans CJK SC" style:font-name-complex="Lohit Devanagari"/>
    </style:style>
    <style:style style:name="T43" style:family="text">
      <style:text-properties officeooo:rsid="002812fc" style:font-name-asian="Noto Sans CJK SC" style:font-name-complex="Lohit Devanagari"/>
    </style:style>
    <style:style style:name="T44" style:family="text">
      <style:text-properties officeooo:rsid="002437ee"/>
    </style:style>
    <style:style style:name="T45" style:family="text">
      <style:text-properties officeooo:rsid="00262fc1"/>
    </style:style>
    <style:style style:name="T46" style:family="text">
      <style:text-properties officeooo:rsid="002bfdf4"/>
    </style:style>
    <style:style style:name="T47" style:family="text">
      <style:text-properties officeooo:rsid="002cbc86"/>
    </style:style>
    <style:style style:name="T48" style:family="text">
      <style:text-properties officeooo:rsid="002fa389"/>
    </style:style>
    <style:style style:name="T49" style:family="text">
      <style:text-properties officeooo:rsid="0033102f"/>
    </style:style>
    <style:style style:name="T50" style:family="text">
      <style:text-properties officeooo:rsid="0034f29c"/>
    </style:style>
    <style:style style:name="T51" style:family="text">
      <style:text-properties officeooo:rsid="0034f5ca"/>
    </style:style>
    <style:style style:name="T52" style:family="text">
      <style:text-properties officeooo:rsid="0036710b"/>
    </style:style>
    <style:style style:name="T53" style:family="text">
      <style:text-properties fo:font-weight="normal" style:font-weight-asian="normal" style:font-weight-complex="normal"/>
    </style:style>
    <style:style style:name="T54" style:family="text">
      <style:text-properties fo:font-weight="normal" officeooo:rsid="003b3710" style:font-weight-asian="normal" style:font-weight-complex="normal"/>
    </style:style>
    <style:style style:name="T55" style:family="text">
      <style:text-properties fo:font-weight="normal" officeooo:rsid="0039e0bc" style:font-weight-asian="normal" style:font-weight-complex="normal"/>
    </style:style>
    <style:style style:name="T56" style:family="text">
      <style:text-properties fo:font-style="italic" fo:font-weight="normal" officeooo:rsid="002437ee" style:font-style-asian="italic" style:font-weight-asian="normal" style:font-style-complex="italic" style:font-weight-complex="normal"/>
    </style:style>
    <style:style style:name="T57" style:family="text">
      <style:text-properties officeooo:rsid="00383d47"/>
    </style:style>
    <style:style style:name="T58" style:family="text">
      <style:text-properties officeooo:rsid="0039e0bc"/>
    </style:style>
    <style:style style:name="T59" style:family="text">
      <style:text-properties officeooo:rsid="003bb6cb"/>
    </style:style>
    <style:style style:name="T60" style:family="text">
      <style:text-properties officeooo:rsid="003d49f3"/>
    </style:style>
    <style:style style:name="T61" style:family="text">
      <style:text-properties officeooo:rsid="004049dc"/>
    </style:style>
    <style:style style:name="T62" style:family="text">
      <style:text-properties officeooo:rsid="00434af3"/>
    </style:style>
    <style:style style:name="T63" style:family="text">
      <style:text-properties officeooo:rsid="00451440"/>
    </style:style>
    <style:style style:name="T64" style:family="text">
      <style:text-properties officeooo:rsid="004535f0"/>
    </style:style>
    <style:style style:name="T65" style:family="text">
      <style:text-properties officeooo:rsid="004629b0"/>
    </style:style>
    <style:style style:name="T66" style:family="text">
      <style:text-properties officeooo:rsid="00468853"/>
    </style:style>
    <style:style style:name="T67" style:family="text">
      <style:text-properties officeooo:rsid="0048099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3">grexome@TIMC – user manual</text:p>
      <text:p text:style-name="P1"/>
      <text:p text:style-name="P1"/>
      <text:p text:style-name="P1">Author: Nicolas Thierry-Mieg</text:p>
      <text:p text:style-name="P1">Last updated: <text:span text:style-name="T65">2</text:span><text:span text:style-name="T67">4</text:span>/0<text:span text:style-name="T67">6</text:span>/202<text:span text:style-name="T63">1</text:span></text:p>
      <text:p text:style-name="P1"/>
      <text:h text:style-name="P14" text:outline-level="1"/>
      <text:h text:style-name="P14" text:outline-level="1">Introduction</text:h>
      <text:p text:style-name="P11"><text:span text:style-name="T24">This document defines the columns that may not be self-explanatory in the Cohorts, Transcripts, and Samples files produced by t</text:span><text:span text:style-name="T30">he grexome@TIMC</text:span><text:span text:style-name="T24"> pipeline.</text:span></text:p>
      <text:p text:style-name="P4"><text:span text:style-name="T41">Some abbreviations </text:span><text:span text:style-name="T43">or definitions</text:span><text:span text:style-name="T41"> </text:span><text:span text:style-name="T42">are </text:span><text:span text:style-name="T41">used throughout:</text:span></text:p>
      <text:list xml:id="list4164905382" text:style-name="L1">
        <text:list-item>
          <text:p text:style-name="P20">HR, HET, HV: Homozygous Reference, Heterozygous, Homozygous Variant.</text:p>
        </text:list-item>
        <text:list-item>
          <text:p text:style-name="P19"><text:span text:style-name="T24">“</text:span><text:span text:style-name="T25">cohort”: used throughout but actually represents a phenotype abbreviation, e.g. </text:span><text:span text:style-name="T31">MMAF</text:span><text:span text:style-name="T25"> or </text:span><text:span text:style-name="T31">NOA</text:span><text:span text:style-name="T25">. These are defined in the metadata file</text:span><text:span text:style-name="T31">s</text:span><text:span text:style-name="T25">.</text:span></text:p>
        </text:list-item>
        <text:list-item>
          <text:p text:style-name="P19"><text:span text:style-name="T25">“</text:span><text:span text:style-name="T26">compatible”: designates cohorts that are NOT used as negative controls for each other. </text:span><text:span text:style-name="T32">These are defined in the pathologies metadata file.</text:span></text:p>
        </text:list-item>
        <text:list-item>
          <text:p text:style-name="P32"><text:span text:style-name="T27">Multiallelic </text:span><text:span text:style-name="T28">site:</text:span><text:span text:style-name="T27"> </text:span><text:span text:style-name="T28">a site where </text:span><text:span text:style-name="T27">several </text:span><text:span text:style-name="T28">alternative </text:span><text:span text:style-name="T27">alleles are </text:span><text:span text:style-name="T28">observed in our entire dataset. </text:span><text:span text:style-name="T30">These alleles</text:span><text:span text:style-name="T28"> are </text:span><text:span text:style-name="T27">listed </text:span><text:span text:style-name="T30">(comma-separated)</text:span><text:span text:style-name="T27"> in the ALT column, </text:span><text:span text:style-name="T29">and genotype</text:span><text:span text:style-name="T30">s in sample-lists </text:span><text:span text:style-name="T29">match this, e.g. </text:span><text:span text:style-name="T30">a sample genotyped </text:span><text:span text:style-name="T29">0/2 is heterozygous for the REF and the second </text:span><text:span text:style-name="T30">ALT </text:span><text:span text:style-name="T29">allele</text:span><text:span text:style-name="T27">.</text:span></text:p>
        </text:list-item>
      </text:list>
      <text:p text:style-name="P3"/>
      <text:h text:style-name="P15" text:outline-level="1"/>
      <text:h text:style-name="P17" text:outline-level="1">Cohorts <text:span text:style-name="T61">files </text:span>– <text:span text:style-name="T39">identify</text:span><text:span text:style-name="T40">ing</text:span><text:span text:style-name="T39"> </text:span><text:span text:style-name="T40">candidate </text:span><text:span text:style-name="T39">ca</text:span><text:span text:style-name="T35">u</text:span><text:span text:style-name="T36">sal </text:span><text:span text:style-name="T39">variants</text:span></text:h>
      <text:p text:style-name="P10"><text:span text:style-name="T49">O</text:span>ne file for each <text:span text:style-name="T49">phenotype = </text:span>$cohort. <text:span text:style-name="T50">Each </text:span><text:span text:style-name="T11">row</text:span><text:span text:style-name="T44"> represents one variant+transcript pair. Therefore there can occasionally be several lines with the same POSITION-REF-ALT:</text:span></text:p>
      <text:list xml:id="list4160445243" text:style-name="L2">
        <text:list-item>
          <text:p text:style-name="P24">if a variant affects several different transcripts – this is rare current<text:span text:style-name="T61">ly </text:span>because we only keep PICKed transcripts (usually a single transcript per gene) and we filter out MODIFIER-impact variants;</text:p>
        </text:list-item>
        <text:list-item>
          <text:p text:style-name="P25"><text:span text:style-name="T45">if a position is multiallelic (several alleles are listed in the ALT column) – there </text:span><text:span text:style-name="T12">w</text:span><text:span text:style-name="T13">ill</text:span><text:span text:style-name="T45"> be one line for each ALT allele that passes all filters and that is observed in $cohort. This is rare and often a sign that the position is error-prone, but it could be relevant.</text:span></text:p>
        </text:list-item>
      </text:list>
      <text:p text:style-name="Text_20_body"/>
      <text:p text:style-name="Text_20_body"><text:span text:style-name="T51">Many </text:span>columns <text:span text:style-name="T48">come from VEP and should be mostly self-explanatory, but you can check the </text:span><text:a xlink:type="simple" xlink:href="https://www.ensembl.org/info/docs/tools/vep/script/vep_options.html" text:style-name="Internet_20_link" text:visited-style-name="Visited_20_Internet_20_Link"><text:span text:style-name="T48">documentation</text:span></text:a><text:span text:style-name="T48"> or ask me if needed. The other columns are defined as follows.</text:span></text:p>
      <text:p text:style-name="Text_20_body"/>
      <text:p text:style-name="P31"><text:span text:style-name="T1">KNOWN_CANDIDATE_GENE: </text:span><text:span text:style-name="T3">lists the pathologie(s) that this gene is suspected to be involved in, along with the associated confidence score(s), as indicated in the candidateGenes metada files. The confidence scores typically range from </text:span><text:span text:style-name="T5">1 (low confidence candidate)</text:span><text:span text:style-name="T2"> to 5 (causal variants </text:span><text:span text:style-name="T3">have been identified/published </text:span><text:span text:style-name="T2">in this gene for this </text:span><text:span text:style-name="T3">pathology</text:span><text:span text:style-name="T2">). </text:span><text:span text:style-name="T3">If a gene is a candidate for several pathologies, they all appear </text:span><text:span text:style-name="T6">as a colon-separated string.</text:span></text:p>
      <text:p text:style-name="Text_20_body">COUNT_HR: total number of HR samples from any cohort.</text:p>
      <text:p text:style-name="Text_20_body"><text:span text:style-name="T8">COUNT_</text:span><text:span text:style-name="T9">$cohort</text:span><text:span text:style-name="T8">_HV, COUNT_</text:span><text:span text:style-name="T9">$cohort</text:span><text:span text:style-name="T8">_HE</text:span><text:span text:style-name="T9">T: number of HV or HET samples from </text:span><text:span text:style-name="T10">this $</text:span><text:span text:style-name="T9">cohort, e</text:span><text:span text:style-name="T10">xcluding</text:span><text:span text:style-name="T9"> those </text:span><text:span text:style-name="T10">that </text:span><text:span text:style-name="T9">hav</text:span><text:span text:style-name="T10">e</text:span><text:span text:style-name="T9"> </text:span><text:span text:style-name="T8">a </text:span><text:span text:style-name="T9">$</text:span><text:span text:style-name="T8">causal</text:span><text:span text:style-name="T9">V</text:span><text:span text:style-name="T8">ariant in another gene.</text:span></text:p>
      <text:p text:style-name="Text_20_body">COUNT_<text:span text:style-name="T7">$cohort</text:span>_OTHERCAUSE_HV, COUNT_<text:span text:style-name="T7">$cohort</text:span>_OTHERCAUSE_HET: <text:span text:style-name="T7">number of HV or HET samples from $cohort that have a $causalVariant in another gene.</text:span></text:p>
      <text:p text:style-name="Text_20_body">COUNT_COMPAT_HV, COUNT_COMPAT_HET: <text:span text:style-name="T7">number of HV or HET samples from a cohort defined as “compatible” with $cohort.</text:span></text:p>
      <text:p text:style-name="Text_20_body">COUNT_NEGCTRL_HV, COUNT_NEGCTRL_HET: <text:span text:style-name="T7">number of HV or HET samples from all other cohorts.</text:span></text:p>
      <text:p text:style-name="Text_20_body">COUNT_OTHERGENO: <text:span text:style-name="T45">only relevant for multiallelic sites, this is the total number of samples from any cohort whose genotype involves a different ALT allele than the one that this row deals with.</text:span></text:p>
      <text:p text:style-name="Text_20_body"><text:soft-page-break/></text:p>
      <text:p text:style-name="Text_20_body">IMPACT: VEP impacts are complemented with MODHIGH, currently representing:</text:p>
      <text:list xml:id="list4101416573" text:style-name="L3">
        <text:list-item>
          <text:p text:style-name="P26">missense variants predicted as deleterious by at least 3 methods among SIFT, PolyPhen, CADD, mutationTaster, REVEL;</text:p>
        </text:list-item>
        <text:list-item>
          <text:p text:style-name="P26">and splice_region_variants predicted deleterious by <text:span text:style-name="T46">both ada_score and rf_score (from </text:span>dbscSNV<text:span text:style-name="T46">).</text:span></text:p>
        </text:list-item>
      </text:list>
      <text:p text:style-name="Text_20_body">$cohort_HV, $cohort_HET, <text:span text:style-name="T7">$cohort</text:span>_OTHERCAUSE_HV, <text:span text:style-name="T7">$cohort</text:span>_OTHERCAUSE_HET, COMPAT_HV, COMPAT_HET: genotype ~ list of samples counted in the corresponding COUNT* columns (see above). The genotype is always 1/1 for H<text:span text:style-name="T47">V</text:span> and 0/1 for HET, except at multiallelic sites. <text:span text:style-name="T49">Each sample appears as “</text:span><text:span text:style-name="T67">sample</text:span><text:span text:style-name="T49">ID(patientID)[DP:AF]”, where DP is the sequencing DePth and AF is the Allele Frequency (fraction of reads that support the ALT allele).</text:span></text:p>
      <text:p text:style-name="Text_20_body">NEGCTRL_HV, NEGCTRL_HET, OTHERGENO: <text:span text:style-name="T48">lists of NEGCTRL and OTHERGENO samples counted in the corresponding COUNT* columns, these appear at the end of the files (last columns). Format is the same as $cohort_HV, see above.</text:span></text:p>
      <text:p text:style-name="Text_20_body">GTEX_testis_RATIO<text:tab/>, GTEX_ovary_RATIO: <text:span text:style-name="T47">relative expression in testis or ovary compared to the average expression in all available tissues.</text:span></text:p>
      <text:p text:style-name="Text_20_body">GTEX_*: GTEx v7 expression data – "450 donors and over 9600 RNA-seq samples across 51 tissue sites and 2 cell lines", values are the median TPM in each tissue. Tissues deemed most interesting to us immediately follow the GTEX_*_RATIO columns, all other GTEX columns appear later.</text:p>
      <text:p text:style-name="Text_20_body"/>
      <text:h text:style-name="P18" text:outline-level="1">Transcripts <text:span text:style-name="T61">files – identifying candidate causal genes</text:span></text:h>
      <text:p text:style-name="P6"><text:span text:style-name="T17">O</text:span><text:span text:style-name="T16">ne </text:span>file <text:span text:style-name="T50">per </text:span>cohort. <text:span text:style-name="T50">Where the COHORTS files are variant-centric, these files are transcript-centric: each </text:span><text:span text:style-name="T11">row</text:span><text:span text:style-name="T44"> represents one transcript (“Feature” column). Genes are also </text:span><text:span text:style-name="T56">usually</text:span><text:span text:style-name="T44"> represented in a single row since we currently keep only PICKed transcripts.</text:span></text:p>
      <text:p text:style-name="P6"><text:span text:style-name="T14">M</text:span><text:span text:style-name="T18">any </text:span><text:span text:style-name="T14">columns have the same title and content as in the COHORTS files (see above). </text:span><text:span text:style-name="T18">Additional columns in SAMPLES files are:</text:span></text:p>
      <text:p text:style-name="P6">COUNTSAMPLES_HV_HIGH+ : number of samples <text:span text:style-name="T52">(in this cohort) </text:span>with at least one HV HIGH variant.</text:p>
      <text:p text:style-name="P6">COUNTSAMPLES_HV_MODHIGH+ : number of samples with at least one HV MODHIGH or HIGH variant.</text:p>
      <text:p text:style-name="P6">COUNTSAMPLES_HV_MODER+ : number of samples with at least one HV MODERATE or MODHIGH or HIGH variant.</text:p>
      <text:p text:style-name="P6">COUNTSAMPLES_BIALLELIC_HIGH+ : number of samples with at least TWO HET (or one HV) HIGH variants.</text:p>
      <text:p text:style-name="P6">COUNTSAMPLES_BIALLELIC_MODHIGH+ : number of samples with at least TWO HET (or one HV) <text:span text:style-name="T52">variants whose impact is </text:span>MODHIGH or HIGH.</text:p>
      <text:p text:style-name="P6">COUNTSAMPLES_BIALLELIC_MODER+ : number of samples with at least TWO HET (or one HV) <text:span text:style-name="T52">variants whose impact is</text:span> MODERATE or MODHIGH or HIGH.</text:p>
      <text:p text:style-name="P6">COUNTSAMPLES_OTHERCAUSE: <text:span text:style-name="T52">same as the 6 COUNTSAMPLES* above, but counting </text:span>the samples <text:span text:style-name="T52">from this cohort that have a </text:span>"known causal variant" in another gene, all concatenated into a single <text:span text:style-name="T57">colon</text:span>-separated <text:span text:style-name="T57">string</text:span> (with :: between HVs and HETs <text:span text:style-name="T57">to make reading it easier</text:span>).</text:p>
      <text:p text:style-name="P6">COUNTSAMPLES_COMPAT: same as <text:span text:style-name="T57">COUNTSAMPLES_</text:span>OTHERCAUSE but counting the samples belonging to “compatible” cohort<text:span text:style-name="T19">s.</text:span></text:p>
      <text:p text:style-name="P7">COUNTSAMPLES_NEGCTRL_HV_HIGH+ <text:span text:style-name="T57">and 5 more </text:span>COUNTSAMPLES_NEGCTRL_* <text:span text:style-name="T57">columns: same as COUNTSAMPLES_HV_HIGH+ and friends defined above, </text:span>but counting the <text:span text:style-name="T57">samples belonging to NEGCTRL</text:span> <text:span text:style-name="T57">cohorts (i.e. any cohort that is not “compatible” with this cohort)</text:span>.</text:p>
      <text:p text:style-name="P8">HV_HIGH, HV_MODHIGH, HV_MODER, BIALLELIC_HIGH, BIALLELIC_MODHIGH, BIALLELIC_MODER:<text:span text:style-name="T53"> non-redundant list of samples </text:span>counted in the corresponding COUNTSAMPLES columns.</text:p>
      <text:p text:style-name="P9">OTHERCAUSE_BIALLELIC_MODHIGH+ : all samples <text:span text:style-name="T59">that belong to this cohort but have a "known causal variant" in another gene, and that bear in this transcript at least one </text:span><text:soft-page-break/><text:span text:style-name="T59">HV or two HET variants whose impact is MODHIGH or HIGH. This is exactly the list of samples </text:span>counted in COUNTSAMPLES_BIALLELIC_MODHIGH+.</text:p>
      <text:p text:style-name="P9">COMPAT_BIALLELIC_MODHIGH+ : <text:span text:style-name="T59">same as OTHERCAUSE_BIALLELIC_MODHIGH+ but listing samples belonging to COMPATible cohorts.</text:span></text:p>
      <text:p text:style-name="P9">NEGCTRL_BIALLELIC_MODHIGH+ : <text:span text:style-name="T59">same as OTHERCAUSE_BIALLELIC_MODHIGH+ but listing samples belonging to NEGCTRL cohorts.</text:span></text:p>
      <text:p text:style-name="P12"/>
      <text:p text:style-name="P9"><text:span text:style-name="T33">IMPORTANT NOTE</text:span><text:span text:style-name="T34">:</text:span></text:p>
      <text:list xml:id="list3781791140" text:style-name="L4">
        <text:list-item>
          <text:p text:style-name="P27"><text:span text:style-name="T60">The COUNTSAMPLES columns are </text:span><text:span text:style-name="T37">cumulative</text:span><text:span text:style-name="T58">, for example HV HIGH samples are counted in all six COUNTSAMPLES values.</text:span></text:p>
        </text:list-item>
        <text:list-item>
          <text:p text:style-name="P28">T<text:span text:style-name="T58">he sample-</text:span>list<text:span text:style-name="T58"> columns </text:span>for $cohort <text:span text:style-name="T58">are not: they are </text:span><text:span text:style-name="T38">non-redundant</text:span><text:span text:style-name="T54">, as specified</text:span><text:span text:style-name="T58">. For example HV_HIGH sa</text:span><text:span text:style-name="T55">mples are </text:span><text:span text:style-name="T37">not</text:span><text:span text:style-name="T55"> listed in th</text:span><text:span text:style-name="T58">e HV_</text:span>MODHIGH column (despite being counted in COUNTSAMPLES_HV_MODHIGH+). <text:span text:style-name="T58">This allows to sort or filter </text:span>sanely <text:span text:style-name="T58">on e.g. COUNTSAMPLES_BIALLELIC_MODHIGH+ while keeping file sizes and legibility reasonable.</text:span></text:p>
        </text:list-item>
        <text:list-item>
          <text:p text:style-name="P27"><text:span text:style-name="T60">The sample-list columns for OTHERCAUSE, COMPAT and NEGCTRL only list the BIALLELIC_MODHIGH+ samples, but they list them all. </text:span><text:span text:style-name="T20">T</text:span><text:span text:style-name="T21">herefore</text:span><text:span text:style-name="T60"> these sample-lists are cumulative, but the</text:span><text:span text:style-name="T20">y </text:span><text:span text:style-name="T21">are not </text:span><text:span text:style-name="T60">redundant since there is only one list per category. Samples from these categories that are hit only by MODERATE variants are not listed.</text:span></text:p>
        </text:list-item>
      </text:list>
      <text:h text:style-name="P16" text:outline-level="1"/>
      <text:h text:style-name="P18" text:outline-level="1">Samples <text:span text:style-name="T61">files – diagnosing a specific sample</text:span></text:h>
      <text:p text:style-name="P5"><text:span text:style-name="T49">O</text:span>ne file <text:span text:style-name="T50">per </text:span><text:span text:style-name="T14">sample.</text:span></text:p>
      <text:p text:style-name="P5"><text:span text:style-name="T14">M</text:span><text:span text:style-name="T18">any </text:span><text:span text:style-name="T14">columns have the same title and content as in the COHORTS files (see above). </text:span><text:span text:style-name="T18">Additional columns in SAMPLES files are:</text:span></text:p>
      <text:list xml:id="list781176657" text:style-name="L5">
        <text:list-item>
          <text:p text:style-name="P21">GENOTYPE: HET or HV, at multiallelic sites you can check ALLELE_NUM to know which ALT allele was seen in this sample.</text:p>
        </text:list-item>
        <text:list-item>
          <text:p text:style-name="P29"><text:span text:style-name="T14">DP:AF: sequencing DePth and Allele Frequency (fraction of reads that support the ALT allele), COHORTS files </text:span><text:span text:style-name="T15">had </text:span><text:span text:style-name="T14">this information in the $cohort_HV </text:span><text:span text:style-name="T15">etc columns</text:span><text:span text:style-name="T14">.</text:span></text:p>
        </text:list-item>
        <text:list-item>
          <text:p text:style-name="P29"><text:span text:style-name="T14">B</text:span><text:span text:style-name="T22">I</text:span><text:span text:style-name="T14">ALLEL</text:span><text:span text:style-name="T22">IC</text:span><text:span text:style-name="T14">: </text:span><text:span text:style-name="T16">says whether both alleles </text:span><text:span text:style-name="T23">of this gene </text:span><text:span text:style-name="T22">may be</text:span><text:span text:style-name="T16"> hit, and how severely. Designed to find </text:span><text:span text:style-name="T15">compound heterozygotes </text:span><text:span text:style-name="T16">(in addition to HVs)</text:span><text:span text:style-name="T15">. Value is one of:</text:span></text:p>
          <text:list>
            <text:list-item>
              <text:p text:style-name="P22">HIGH → at least 1 HV or 2 HET variants whose impact is HIGH <text:span text:style-name="T62">affect this gene in this sample</text:span>;</text:p>
            </text:list-item>
            <text:list-item>
              <text:p text:style-name="P23">MODHIGH → at least 1 HV or 2 HET variants whose impact is MODHIGH or HIGH <text:span text:style-name="T62">affect this gene in this sample</text:span>;</text:p>
            </text:list-item>
            <text:list-item>
              <text:p text:style-name="P23">MODERATE → at least 1 HV or 2 HET variants whose impact is MODERATE or MODHIGH or HIGH <text:span text:style-name="T62">affect this gene in this sample</text:span>;</text:p>
            </text:list-item>
            <text:list-item>
              <text:p text:style-name="P23">LOW → at least 1 HV or 2 HET variants whose impact is <text:span text:style-name="T62">at least </text:span>LOW <text:span text:style-name="T62">affect this gene in this sample</text:span>;</text:p>
            </text:list-item>
            <text:list-item>
              <text:p text:style-name="P30"><text:span text:style-name="T15">N</text:span><text:span text:style-name="T8">O → </text:span><text:span text:style-name="T16">this variant is HET and no other variant hits this transcript in this sample.</text:span></text:p>
            </text:list-item>
          </text:list>
        </text:list-item>
      </text:list>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writing-mode="lr-tb"/>
      <style:text-properties style:font-name="Abyssinica SIL" fo:font-family="'Abyssinica SIL'" style:font-pitch="variable"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27T11:39:49.656236621</meta:creation-date>
    <dc:date>2021-06-24T11:06:03.683640464</dc:date>
    <meta:editing-duration>PT1H30M54S</meta:editing-duration>
    <meta:editing-cycles>13</meta:editing-cycles>
    <meta:generator>LibreOffice/6.4.7.2$Linux_X86_64 LibreOffice_project/40$Build-2</meta:generator>
    <dc:creator>Nico TM</dc:creator>
    <meta:document-statistic meta:table-count="0" meta:image-count="0" meta:object-count="0" meta:page-count="6" meta:paragraph-count="60" meta:word-count="1307" meta:character-count="8605" meta:non-whitespace-character-count="7370"/>
  </office:meta>
</office:document-meta>
</file>